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7000003668D31AFDFD6843C0B.png" manifest:media-type="image/png"/>
  <manifest:file-entry manifest:full-path="Pictures/10000001000006570000036661796F70998A8C55.png" manifest:media-type="image/png"/>
  <manifest:file-entry manifest:full-path="Pictures/100000010000065700000366AEFC85776DAB12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0102" officeooo:paragraph-rsid="00140102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</text:p>
      <text:p text:style-name="P1"><draw:frame draw:style-name="fr1" draw:name="Image3" text:anchor-type="char" svg:x="0cm" svg:y="0.333cm" svg:width="17cm" svg:height="9.112cm" draw:z-index="1"><draw:image xlink:href="Pictures/100000010000065700000366AEFC85776DAB126B.png" xlink:type="simple" xlink:show="embed" xlink:actuate="onLoad" draw:mime-type="image/png"/></draw:frame></text:p>
      <text:p text:style-name="P1"><draw:frame draw:style-name="fr1" draw:name="Image1" text:anchor-type="char" svg:x="0cm" svg:y="0.055cm" svg:width="17cm" svg:height="9.112cm" draw:z-index="0"><draw:image xlink:href="Pictures/10000001000006570000036661796F70998A8C55.png" xlink:type="simple" xlink:show="embed" xlink:actuate="onLoad" draw:mime-type="image/png"/></draw:frame></text:p>
      <text:p text:style-name="P1"/>
      <text:p text:style-name="P1"><draw:frame draw:style-name="fr1" draw:name="Image5" text:anchor-type="char" svg:x="0.397cm" svg:y="-0.051cm" svg:width="17cm" svg:height="9.112cm" draw:z-index="2"><draw:image xlink:href="Pictures/1000000100000657000003668D31AFDFD6843C0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2:06:15.870151582</meta:creation-date>
    <dc:date>2023-03-13T12:10:44.208787729</dc:date>
    <meta:editing-duration>PT4M28S</meta:editing-duration>
    <meta:editing-cycles>1</meta:editing-cycles>
    <meta:document-statistic meta:table-count="0" meta:image-count="3" meta:object-count="0" meta:page-count="2" meta:paragraph-count="1" meta:word-count="1" meta:character-count="8" meta:non-whitespace-character-count="8"/>
    <meta:generator>LibreOffice/7.3.7.2$Linux_X86_64 LibreOffice_project/30$Build-2</meta:generator>
  </office:meta>
</office:document-meta>
</file>